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citTest.noNullPoin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oA.do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edSystem.busines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TestMockInjectionTest.injectMocksShouldInjectMocksFromTestSup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oB.do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ci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